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DCreator.setClasspath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DCreator.setDescriptors( String di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DCreator.execu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DDCreator.setDest( String di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